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RW Chancery L" officeooo:rsid="000924db" officeooo:paragraph-rsid="000924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can <text:s/>not cry for the past but we can welcome what is coming.so it started .a new year 2019.but nothing special here . I am celebrating it ,actually there is no reason to celebrate .nothing happened ,and what is going to happen that depends on my will.</text:p>
      <text:p text:style-name="P1">In green lantern It is said will is stronger than Fear it gives <text:s/>power to overcome fear .may be it is true .i never tested my will power .i dont know my limits ,i have never examined myself.there is no such thing as new year resolution for me because if make some i dont persue that .so its better i wont start it again this year .but i can say i will try to push my limits <text:s/>face chalenges ,struggle for the people who love me .and make my will stronger each and every day .</text:p>
      <text:p text:style-name="P1">I have to make me remember this always .</text:p>
      <text:p text:style-name="P1">I have to get a job asap and start my own website before that .and i will start it tod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1T01:44:26.104529894</meta:creation-date>
    <meta:generator>LibreOffice/5.1.6.2$Linux_X86_64 LibreOffice_project/10m0$Build-2</meta:generator>
    <dc:date>2019-01-01T01:53:32.794945788</dc:date>
    <meta:editing-duration>PT9M7S</meta:editing-duration>
    <meta:editing-cycles>1</meta:editing-cycles>
    <meta:document-statistic meta:table-count="0" meta:image-count="0" meta:object-count="0" meta:page-count="1" meta:paragraph-count="4" meta:word-count="174" meta:character-count="858" meta:non-whitespace-character-count="685"/>
  </office:meta>
</office:document-meta>
</file>